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89c" officeooo:paragraph-rsid="0009a89c"/>
    </style:style>
    <style:style style:name="P2" style:family="paragraph" style:parent-style-name="Standard">
      <style:text-properties fo:font-weight="bold" officeooo:rsid="0009a89c" officeooo:paragraph-rsid="0009a89c" style:font-weight-asian="bold" style:font-weight-complex="bold"/>
    </style:style>
    <style:style style:name="P3" style:family="paragraph" style:parent-style-name="Standard">
      <style:text-properties officeooo:rsid="0009a89c" officeooo:paragraph-rsid="0009a89c"/>
    </style:style>
    <style:style style:name="P4" style:family="paragraph" style:parent-style-name="Standard">
      <style:text-properties officeooo:rsid="000b97f3" officeooo:paragraph-rsid="000b97f3"/>
    </style:style>
    <style:style style:name="T1" style:family="text">
      <style:text-properties officeooo:rsid="000b9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shark command to collect info and save it csv file</text:p>
      <text:p text:style-name="P1"/>
      <text:p text:style-name="P1">tshark -T fields -e frame.number -e frame.time -e frame.len -e tcp.len -e eth.src -e eth.dst -e ip.src -e ip.dst -e ip.len -e ip.proto -e _ws.col.Info -E header=y -E separator="," -E quote=d -E occurrence=f &gt; file.csv -i wlp3s0</text:p>
      <text:p text:style-name="P1"/>
      <text:p text:style-name="Horizontal_20_Line"/>
      <text:p text:style-name="P1">-<text:span text:style-name="T1">T fields: <text:tab/>to specify fields</text:span></text:p>
      <text:p text:style-name="P1">-<text:span text:style-name="T1">e: <text:tab/><text:tab/>for individual field</text:span></text:p>
      <text:p text:style-name="P1">-<text:span text:style-name="T1">E header: <text:tab/>set headers</text:span></text:p>
      <text:p text:style-name="P1">-<text:span text:style-name="T1">E separator:<text:tab/>specify comma as a separator</text:span></text:p>
      <text:p text:style-name="P4">&gt; file.csv: <text:tab/>specify file to save in</text:p>
      <text:p text:style-name="P4">-i: <text:tab/><text:tab/>specify interfa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2:24.689254886</meta:creation-date>
    <dc:date>2020-02-10T21:33:47.265424597</dc:date>
    <meta:editing-duration>PT3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7" meta:character-count="457" meta:non-whitespace-character-count="381"/>
  </office:meta>
</office:document-meta>
</file>